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2.5752in"/>
    </style:style>
    <style:style style:name="co4" style:family="table-column">
      <style:table-column-properties fo:break-before="auto" style:column-width="3.8453in"/>
    </style:style>
    <style:style style:name="co5" style:family="table-column">
      <style:table-column-properties fo:break-before="auto" style:column-width="3.8772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email</text:p>
          </table:table-cell>
          <table:table-cell office:value-type="string">
            <text:p>company</text:p>
          </table:table-cell>
          <table:table-cell office:value-type="string">
            <text:p>jobtitle</text:p>
          </table:table-cell>
          <table:table-cell office:value-type="string">
            <text:p>sendmail</text:p>
          </table:table-cell>
        </table:table-row>
        <table:table-row table:style-name="ro2">
          <table:table-cell office:value-type="string">
            <text:p>Nishant</text:p>
          </table:table-cell>
          <table:table-cell office:value-type="string">
            <text:p>Zarrelli</text:p>
          </table:table-cell>
          <table:table-cell office:value-type="string">
            <text:p><text:a xlink:href="mailto:nishant.sharma.jecrc@sjsu.edu">nishant.sharma.jecrc@sjsu.edu</text:a></text:p>
          </table:table-cell>
          <table:table-cell office:value-type="string">
            <text:p>PMC-Sierra</text:p>
          </table:table-cell>
          <table:table-cell office:value-type="string">
            <text:p>Campus Recruit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ikram</text:p>
          </table:table-cell>
          <table:table-cell office:value-type="string">
            <text:p>SJSU</text:p>
          </table:table-cell>
          <table:table-cell office:value-type="string">
            <text:p><text:a xlink:href="mailto:vikramaditya.in@gmail.com">vikramaditya.in@gmail.com</text:a></text:p>
          </table:table-cell>
          <table:table-cell office:value-type="string">
            <text:p>Visa</text:p>
          </table:table-cell>
          <table:table-cell office:value-type="string">
            <text:p>Campus Recruiter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2/26/2016</text:date>, <text:time>00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6T00:30:02</dc:date>
    <dc:creator>Nishant Sharma</dc:creator>
    <meta:document-statistic meta:table-count="1" meta:cell-count="18" meta:object-count="0"/>
    <meta:generator>OpenOffice/4.1.2$Unix OpenOffice.org_project/412m3$Build-9782</meta:generator>
  </office:meta>
</office:document-meta>
</file>